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P17" style:family="paragraph" style:parent-style-name="Standard">
      <style:paragraph-properties fo:break-before="auto" fo:line-height="100%" style:writing-mode="lr-tb"/>
    </style:style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fo:line-height="100%" style:writing-mode="lr-tb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0.167cm" fo:margin-left="5.08cm"/>
    </style:style>
    <style:style style:name="Column1" style:family="table-column">
      <style:table-column-properties style:column-width="10.167cm"/>
    </style:style>
    <style:style style:name="Row1" style:family="table-row"/>
    <style:style style:name="Cell1" style:family="table-cell">
      <style:table-cell-properties style:vertical-align="top" fo:border-top="#292929 0.018cm solid" fo:border-bottom="#000000 0.009cm solid" fo:padding-left="0.123cm" fo:border-left="#000000 0.009cm solid" fo:padding-right="0.123cm" fo:border-right="#000000 0.009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31_1" style:family="text">
      <style:text-properties fo:color="#5f5f5f" fo:font-size="15pt" style:font-size-asian="15pt" style:font-size-complex="15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P33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33_1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4" style:family="text">
      <style:text-properties fo:color="#5f5f5f" fo:font-size="11pt" style:font-size-asian="11pt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top="0cm" fo:margin-bottom="0cm" fo:margin-left="5.08cm" style:writing-mode="lr-tb"/>
    </style:style>
    <style:style style:name="T34_1" style:family="text">
      <style:text-properties fo:color="#241a61" fo:font-size="11pt" style:font-size-asian="11pt" style:font-size-complex="11pt"/>
    </style:style>
    <style:style style:name="T34_2" style:family="text">
      <style:text-properties fo:color="#241a61" fo:font-size="11pt" style:font-size-asian="11pt" style:font-size-complex="11pt"/>
    </style:style>
    <style:style style:name="P35" style:family="paragraph" style:parent-style-name="Standard">
      <style:paragraph-properties fo:break-before="auto" fo:text-indent="0cm" fo:line-height="100%" fo:margin-left="4.762cm" style:writing-mode="lr-tb"/>
    </style:style>
    <style:style style:name="P36" style:family="paragraph" style:parent-style-name="Standard">
      <style:paragraph-properties fo:break-before="auto" fo:text-indent="0cm" fo:line-height="100%" fo:margin-left="4.762cm" style:writing-mode="lr-tb"/>
    </style:style>
    <style:style style:name="P37" style:family="paragraph" style:parent-style-name="Standard">
      <style:paragraph-properties fo:break-before="auto" fo:text-indent="0cm" fo:line-height="100%" fo:margin-left="4.762cm" style:writing-mode="lr-tb"/>
    </style:style>
    <style:style style:name="P38" style:family="paragraph" style:parent-style-name="Standard">
      <style:paragraph-properties fo:break-before="auto" fo:text-indent="0cm" fo:line-height="100%" fo:margin-left="4.762cm" style:writing-mode="lr-tb"/>
    </style:style>
    <style:style style:name="P39" style:family="paragraph" style:parent-style-name="Standard">
      <style:paragraph-properties fo:break-before="auto" fo:text-indent="0cm" fo:line-height="100%" fo:margin-left="4.762cm" style:writing-mode="lr-tb"/>
    </style:style>
    <style:style style:name="P40" style:family="paragraph" style:parent-style-name="Standard">
      <style:paragraph-properties fo:break-before="auto" fo:text-indent="0cm" fo:line-height="100%" fo:margin-left="4.762cm" style:writing-mode="lr-tb"/>
    </style:style>
    <style:style style:name="P41" style:family="paragraph" style:parent-style-name="Standard">
      <style:paragraph-properties fo:break-before="auto" fo:text-indent="0cm" fo:line-height="100%" fo:margin-left="4.762cm" style:writing-mode="lr-tb"/>
    </style:style>
    <style:style style:name="P42" style:family="paragraph" style:parent-style-name="Standard">
      <style:paragraph-properties fo:break-before="auto" fo:text-indent="0cm" fo:line-height="100%" fo:margin-left="4.762cm" style:writing-mode="lr-tb"/>
    </style:style>
    <style:style style:name="P43" style:family="paragraph" style:parent-style-name="Standard">
      <style:paragraph-properties fo:break-before="auto" fo:text-indent="0cm" fo:line-height="100%" fo:margin-left="4.762cm" style:writing-mode="lr-tb"/>
    </style:style>
    <style:style style:name="P44" style:family="paragraph" style:parent-style-name="Standard">
      <style:paragraph-properties fo:break-before="auto" fo:text-indent="0cm" fo:line-height="100%" fo:margin-left="4.762cm" style:writing-mode="lr-tb"/>
    </style:style>
    <style:style style:name="P45" style:family="paragraph" style:parent-style-name="Standard">
      <style:paragraph-properties fo:break-before="auto" fo:text-indent="0cm" fo:line-height="100%" fo:margin-left="4.762cm" style:writing-mode="lr-tb"/>
    </style:style>
    <style:style style:name="P46" style:family="paragraph" style:parent-style-name="Standard">
      <style:paragraph-properties fo:break-before="auto" fo:text-indent="0cm" fo:line-height="100%" fo:margin-left="4.762cm" style:writing-mode="lr-tb"/>
    </style:style>
    <style:style style:name="P47" style:family="paragraph" style:parent-style-name="Standard">
      <style:paragraph-properties fo:break-before="auto" fo:text-indent="0cm" fo:line-height="100%" fo:margin-left="4.762cm" style:writing-mode="lr-tb"/>
    </style:style>
    <style:style style:name="P48" style:family="paragraph" style:parent-style-name="Standard">
      <style:paragraph-properties fo:break-before="auto" fo:text-indent="0cm" fo:line-height="100%" fo:margin-left="4.762cm" style:writing-mode="lr-tb"/>
    </style:style>
    <style:style style:name="P49" style:family="paragraph" style:parent-style-name="Standard">
      <style:paragraph-properties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fo:font-size="18pt" style:font-size-asian="18pt" style:font-size-complex="18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fo:font-size="18pt" style:font-size-asian="18pt" style:font-size-complex="18pt" fo:font-weight="bold" style:font-weight-asian="bold" style:font-weight-complex="bold"/>
    </style:style>
    <style:style style:name="P5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P5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P5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P5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5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60" style:family="paragraph" style:parent-style-name="Standard">
      <style:paragraph-properties fo:text-align="center" fo:break-before="auto" fo:text-indent="0cm" fo:line-height="100%" fo:margin-top="0cm" fo:margin-left="0cm" style:writing-mode="lr-tb"/>
    </style:style>
    <style:style style:name="T60_1" style:family="text">
      <style:text-properties fo:font-size="14pt" style:font-size-asian="14pt" style:font-size-complex="14pt"/>
    </style:style>
    <style:style style:name="T60_2" style:family="text">
      <style:text-properties fo:font-size="14pt" style:font-size-asian="14pt" style:font-size-complex="14pt"/>
    </style:style>
    <style:style style:name="T60_3" style:family="text">
      <style:text-properties fo:font-size="14pt" style:font-size-asian="14pt" style:font-size-complex="14pt"/>
    </style:style>
    <style:style style:name="T60_4" style:family="text">
      <style:text-properties fo:font-size="14pt" style:font-size-asian="14pt" style:font-size-complex="14pt"/>
    </style:style>
    <style:style style:name="T60_5" style:family="text">
      <style:text-properties fo:font-size="14pt" style:font-size-asian="14pt" style:font-size-complex="14pt"/>
    </style:style>
    <style:style style:name="T60_6" style:family="text">
      <style:text-properties fo:font-size="14pt" style:font-size-asian="14pt" style:font-size-complex="14pt"/>
    </style:style>
    <style:style style:name="T60_7" style:family="text">
      <style:text-properties fo:font-size="14pt" style:font-size-asian="14pt" style:font-size-complex="14pt"/>
    </style:style>
    <style:style style:name="P61" style:family="paragraph" style:parent-style-name="Standard">
      <style:paragraph-properties fo:text-align="center" fo:break-before="auto" fo:text-indent="0cm" fo:line-height="100%" fo:margin-top="0cm" fo:margin-left="0cm" style:writing-mode="lr-tb"/>
      <style:text-properties fo:font-size="14pt" style:font-size-asian="14pt" style:font-size-complex="14pt"/>
    </style:style>
    <style:style style:name="P62" style:family="paragraph" style:parent-style-name="Standard">
      <style:paragraph-properties fo:text-align="center" fo:break-before="auto" fo:text-indent="0cm" fo:line-height="100%" fo:margin-top="0cm" fo:margin-lef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P6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64" style:family="paragraph" style:parent-style-name="Standard">
      <style:paragraph-properties fo:text-align="justify" fo:break-before="auto" fo:line-height="100%" fo:margin-top="0cm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able2" style:family="table">
      <style:table-properties table:align="left" style:width="15cm" fo:margin-left="0cm"/>
    </style:style>
    <style:style style:name="Column2" style:family="table-column">
      <style:table-column-properties style:column-width="3.75cm"/>
    </style:style>
    <style:style style:name="Column3" style:family="table-column">
      <style:table-column-properties style:column-width="3.75cm"/>
    </style:style>
    <style:style style:name="Column4" style:family="table-column">
      <style:table-column-properties style:column-width="3.75cm"/>
    </style:style>
    <style:style style:name="Column5" style:family="table-column">
      <style:table-column-properties style:column-width="3.75cm"/>
    </style:style>
    <style:style style:name="Row2" style:family="table-row"/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1" style:family="paragraph" style:parent-style-name="Standard">
      <style:paragraph-properties fo:text-align="justify" fo:break-before="auto" fo:text-indent="0cm" fo:line-height="100%" fo:margin-top="0cm" fo:margin-left="0cm" style:writing-mode="lr-tb"/>
      <style:text-properties fo:font-weight="bold" style:font-weight-asian="bold" style:font-weight-complex="bold"/>
    </style:style>
    <style:style style:name="P72" style:family="paragraph" style:parent-style-name="Standard">
      <style:paragraph-properties fo:text-align="justify" fo:break-before="auto" fo:line-height="100%" fo:margin-top="0cm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>
      <style:text-properties fo:font-weight="bold" style:font-weight-asian="bold" style:font-weight-complex="bold"/>
    </style:style>
    <style:style style:name="T72_4" style:family="text">
      <style:text-properties fo:font-weight="bold" style:font-weight-asian="bold" style:font-weight-complex="bold"/>
    </style:style>
    <style:style style:name="T72_5" style:family="text">
      <style:text-properties fo:font-weight="bold" style:font-weight-asian="bold" style:font-weight-complex="bold"/>
    </style:style>
    <style:style style:name="T72_6" style:family="text">
      <style:text-properties fo:font-weight="bold" style:font-weight-asian="bold" style:font-weight-complex="bold"/>
    </style:style>
    <style:style style:name="T72_7" style:family="text">
      <style:text-properties fo:font-weight="bold" style:font-weight-asian="bold" style:font-weight-complex="bold"/>
    </style:style>
    <style:style style:name="T72_8" style:family="text">
      <style:text-properties fo:font-weight="bold" style:font-weight-asian="bold" style:font-weight-complex="bold"/>
    </style:style>
    <style:style style:name="T72_9" style:family="text">
      <style:text-properties fo:font-weight="bold" style:font-weight-asian="bold" style:font-weight-complex="bold"/>
    </style:style>
    <style:style style:name="T72_10" style:family="text">
      <style:text-properties fo:font-weight="bold" style:font-weight-asian="bold" style:font-weight-complex="bold"/>
    </style:style>
    <style:style style:name="T72_11" style:family="text">
      <style:text-properties fo:font-weight="bold" style:font-weight-asian="bold" style:font-weight-complex="bold"/>
    </style:style>
    <style:style style:name="T72_12" style:family="text">
      <style:text-properties fo:font-weight="bold" style:font-weight-asian="bold" style:font-weight-complex="bold"/>
    </style:style>
    <style:style style:name="T72_13" style:family="text">
      <style:text-properties fo:font-weight="bold" style:font-weight-asian="bold" style:font-weight-complex="bold"/>
    </style:style>
    <style:style style:name="T72_14" style:family="text">
      <style:text-properties fo:font-weight="bold" style:font-weight-asian="bold" style:font-weight-complex="bold"/>
    </style:style>
    <style:style style:name="T72_15" style:family="text">
      <style:text-properties fo:font-weight="bold" style:font-weight-asian="bold" style:font-weight-complex="bold"/>
    </style:style>
    <style:style style:name="T72_16" style:family="text">
      <style:text-properties fo:font-weight="bold" style:font-weight-asian="bold" style:font-weight-complex="bold"/>
    </style:style>
    <style:style style:name="T72_17" style:family="text">
      <style:text-properties fo:font-weight="bold" style:font-weight-asian="bold" style:font-weight-complex="bold"/>
    </style:style>
    <style:style style:name="T72_18" style:family="text">
      <style:text-properties fo:font-weight="bold" style:font-weight-asian="bold" style:font-weight-complex="bold"/>
    </style:style>
    <style:style style:name="T72_19" style:family="text">
      <style:text-properties fo:font-weight="bold" style:font-weight-asian="bold" style:font-weight-complex="bold"/>
    </style:style>
    <style:style style:name="T72_20" style:family="text">
      <style:text-properties fo:font-weight="bold" style:font-weight-asian="bold" style:font-weight-complex="bold"/>
    </style:style>
    <style:style style:name="T72_21" style:family="text">
      <style:text-properties fo:font-weight="bold" style:font-weight-asian="bold" style:font-weight-complex="bold"/>
    </style:style>
    <style:style style:name="T72_22" style:family="text">
      <style:text-properties fo:font-weight="bold" style:font-weight-asian="bold" style:font-weight-complex="bold"/>
    </style:style>
    <style:style style:name="T72_23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text-align="justify" fo:break-before="auto" fo:text-indent="0cm" fo:line-height="100%" fo:margin-top="0cm" fo:margin-left="0cm" style:writing-mode="lr-tb"/>
      <style:text-properties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fo:text-indent="1.27cm" fo:line-height="100%" fo:margin-top="0cm" fo:margin-left="0cm" style:writing-mode="lr-tb"/>
    </style:style>
    <style:style style:name="T74_1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text-align="justify" fo:break-before="auto" fo:text-indent="1.27cm" fo:line-height="100%" fo:margin-top="0cm" fo:margin-left="0cm" style:writing-mode="lr-tb"/>
    </style:style>
    <style:style style:name="T75_1" style:family="text"/>
    <style:style style:name="P76" style:family="paragraph" style:parent-style-name="Standard">
      <style:paragraph-properties fo:text-align="justify" fo:break-before="auto" fo:text-indent="1.27cm" fo:line-height="100%" fo:margin-top="0cm" fo:margin-left="0cm" style:writing-mode="lr-tb"/>
    </style:style>
    <style:style style:name="T76_1" style:family="text"/>
    <style:style style:name="P7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9" style:family="paragraph" style:parent-style-name="Standard">
      <style:paragraph-properties fo:text-align="justify" fo:break-before="auto" fo:line-height="100%" fo:margin-top="0cm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T79_5" style:family="text">
      <style:text-properties fo:font-weight="bold" style:font-weight-asian="bold" style:font-weight-complex="bold"/>
    </style:style>
    <style:style style:name="T79_6" style:family="text">
      <style:text-properties fo:font-weight="bold" style:font-weight-asian="bold" style:font-weight-complex="bold"/>
    </style:style>
    <style:style style:name="T79_7" style:family="text">
      <style:text-properties fo:font-weight="bold" style:font-weight-asian="bold" style:font-weight-complex="bold"/>
    </style:style>
    <style:style style:name="T79_8" style:family="text">
      <style:text-properties fo:font-weight="bold" style:font-weight-asian="bold" style:font-weight-complex="bold"/>
    </style:style>
    <style:style style:name="T79_9" style:family="text">
      <style:text-properties fo:font-weight="bold" style:font-weight-asian="bold" style:font-weight-complex="bold"/>
    </style:style>
    <style:style style:name="T79_10" style:family="text">
      <style:text-properties fo:font-weight="bold" style:font-weight-asian="bold" style:font-weight-complex="bold"/>
    </style:style>
    <style:style style:name="T79_11" style:family="text">
      <style:text-properties fo:font-weight="bold" style:font-weight-asian="bold" style:font-weight-complex="bold"/>
    </style:style>
    <style:style style:name="T79_12" style:family="text">
      <style:text-properties fo:font-weight="bold" style:font-weight-asian="bold" style:font-weight-complex="bold"/>
    </style:style>
    <style:style style:name="T79_13" style:family="text">
      <style:text-properties fo:font-weight="bold" style:font-weight-asian="bold" style:font-weight-complex="bold"/>
    </style:style>
    <style:style style:name="T79_14" style:family="text">
      <style:text-properties fo:font-weight="bold" style:font-weight-asian="bold" style:font-weight-complex="bold"/>
    </style:style>
    <style:style style:name="T79_15" style:family="text">
      <style:text-properties fo:font-weight="bold" style:font-weight-asian="bold" style:font-weight-complex="bold"/>
    </style:style>
    <style:style style:name="T79_16" style:family="text">
      <style:text-properties fo:font-weight="bold" style:font-weight-asian="bold" style:font-weight-complex="bold"/>
    </style:style>
    <style:style style:name="T79_17" style:family="text">
      <style:text-properties fo:font-weight="bold" style:font-weight-asian="bold" style:font-weight-complex="bold"/>
    </style:style>
    <style:style style:name="T79_18" style:family="text">
      <style:text-properties fo:font-weight="bold" style:font-weight-asian="bold" style:font-weight-complex="bold"/>
    </style:style>
    <style:style style:name="T79_19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8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P8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8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84" style:family="paragraph" style:parent-style-name="Standard">
      <style:paragraph-properties fo:text-align="justify" fo:break-before="auto" fo:line-height="100%" fo:margin-top="0cm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>
      <style:text-properties fo:font-weight="bold" style:font-weight-asian="bold" style:font-weight-complex="bold"/>
    </style:style>
    <style:style style:name="T84_7" style:family="text">
      <style:text-properties fo:font-weight="bold" style:font-weight-asian="bold" style:font-weight-complex="bold"/>
    </style:style>
    <style:style style:name="T84_8" style:family="text">
      <style:text-properties fo:font-weight="bold" style:font-weight-asian="bold" style:font-weight-complex="bold"/>
    </style:style>
    <style:style style:name="T84_9" style:family="text">
      <style:text-properties fo:font-weight="bold" style:font-weight-asian="bold" style:font-weight-complex="bold"/>
    </style:style>
    <style:style style:name="T84_10" style:family="text">
      <style:text-properties fo:font-weight="bold" style:font-weight-asian="bold" style:font-weight-complex="bold"/>
    </style:style>
    <style:style style:name="T84_11" style:family="text">
      <style:text-properties fo:font-weight="bold" style:font-weight-asian="bold" style:font-weight-complex="bold"/>
    </style:style>
    <style:style style:name="T84_12" style:family="text">
      <style:text-properties fo:font-weight="bold" style:font-weight-asian="bold" style:font-weight-complex="bold"/>
    </style:style>
    <style:style style:name="T84_13" style:family="text">
      <style:text-properties fo:font-weight="bold" style:font-weight-asian="bold" style:font-weight-complex="bold"/>
    </style:style>
    <style:style style:name="T84_14" style:family="text">
      <style:text-properties fo:font-weight="bold" style:font-weight-asian="bold" style:font-weight-complex="bold"/>
    </style:style>
    <style:style style:name="T84_15" style:family="text">
      <style:text-properties fo:font-weight="bold" style:font-weight-asian="bold" style:font-weight-complex="bold"/>
    </style:style>
    <style:style style:name="T84_16" style:family="text">
      <style:text-properties fo:font-weight="bold" style:font-weight-asian="bold" style:font-weight-complex="bold"/>
    </style:style>
    <style:style style:name="T84_17" style:family="text">
      <style:text-properties fo:font-weight="bold" style:font-weight-asian="bold" style:font-weight-complex="bold"/>
    </style:style>
    <style:style style:name="T84_18" style:family="text">
      <style:text-properties fo:font-weight="bold" style:font-weight-asian="bold" style:font-weight-complex="bold"/>
    </style:style>
    <style:style style:name="T84_19" style:family="text">
      <style:text-properties fo:font-weight="bold" style:font-weight-asian="bold" style:font-weight-complex="bold"/>
    </style:style>
    <style:style style:name="T84_20" style:family="text">
      <style:text-properties fo:font-weight="bold" style:font-weight-asian="bold" style:font-weight-complex="bold"/>
    </style:style>
    <style:style style:name="T84_21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86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able3" style:family="table">
      <style:table-properties table:align="left" style:width="15cm" fo:margin-left="0cm"/>
    </style:style>
    <style:style style:name="Column6" style:family="table-column">
      <style:table-column-properties style:column-width="3.75cm"/>
    </style:style>
    <style:style style:name="Column7" style:family="table-column">
      <style:table-column-properties style:column-width="3.75cm"/>
    </style:style>
    <style:style style:name="Column8" style:family="table-column">
      <style:table-column-properties style:column-width="3.75cm"/>
    </style:style>
    <style:style style:name="Column9" style:family="table-column">
      <style:table-column-properties style:column-width="3.75cm"/>
    </style:style>
    <style:style style:name="Row3" style:family="table-row"/>
    <style:style style:name="Cell6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9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9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95" style:family="paragraph" style:parent-style-name="Standard">
      <style:paragraph-properties fo:text-align="justify" fo:break-before="auto" fo:line-height="100%" fo:margin-top="0cm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>
      <style:text-properties fo:font-weight="bold" style:font-weight-asian="bold" style:font-weight-complex="bold"/>
    </style:style>
    <style:style style:name="T95_5" style:family="text">
      <style:text-properties fo:font-weight="bold" style:font-weight-asian="bold" style:font-weight-complex="bold"/>
    </style:style>
    <style:style style:name="T95_6" style:family="text">
      <style:text-properties fo:font-weight="bold" style:font-weight-asian="bold" style:font-weight-complex="bold"/>
    </style:style>
    <style:style style:name="T95_7" style:family="text">
      <style:text-properties fo:font-weight="bold" style:font-weight-asian="bold" style:font-weight-complex="bold"/>
    </style:style>
    <style:style style:name="T95_8" style:family="text">
      <style:text-properties fo:font-weight="bold" style:font-weight-asian="bold" style:font-weight-complex="bold"/>
    </style:style>
    <style:style style:name="T95_9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text-align="justify" fo:break-before="auto" fo:line-height="100%" fo:margin-top="0cm" style:writing-mode="lr-tb"/>
    </style:style>
    <style:style style:name="P97" style:family="paragraph" style:parent-style-name="Standard">
      <style:paragraph-properties fo:text-align="justify" fo:break-before="auto" fo:text-indent="1.27cm" fo:line-height="100%" fo:margin-top="0cm" style:writing-mode="lr-tb"/>
    </style:style>
    <style:style style:name="T97_1" style:family="text"/>
    <style:style style:name="P98" style:family="paragraph" style:parent-style-name="Standard">
      <style:paragraph-properties fo:text-align="justify" fo:break-before="auto" fo:text-indent="1.27cm" fo:line-height="100%" fo:margin-top="0cm" style:writing-mode="lr-tb"/>
    </style:style>
    <style:style style:name="T98_1" style:family="text"/>
    <style:style style:name="P99" style:family="paragraph" style:parent-style-name="Standard">
      <style:paragraph-properties fo:text-align="justify" fo:break-before="auto" fo:text-indent="1.27cm" fo:line-height="100%" fo:margin-top="0cm" style:writing-mode="lr-tb"/>
    </style:style>
    <style:style style:name="T99_1" style:family="text"/>
    <style:style style:name="P100" style:family="paragraph" style:parent-style-name="Standard">
      <style:paragraph-properties fo:text-align="justify" fo:break-before="auto" fo:text-indent="1.27cm" fo:line-height="100%" fo:margin-top="0cm" style:writing-mode="lr-tb"/>
    </style:style>
    <style:style style:name="T100_1" style:family="text"/>
    <style:style style:name="P10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P105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able:table table:style-name="Table1">
        <table:table-column table:style-name="Column1"/>
        <table:table-row table:style-name="Row1">
          <table:table-cell table:style-name="Cell1">
            <text:p text:style-name="P30"/>
          </table:table-cell>
        </table:table-row>
      </table:table>
      <text:p text:style-name="P31"><text:span text:style-name="T31_1">Cuestionario</text:span></text:p>
      <text:p text:style-name="P32"/>
      <text:p text:style-name="P33"><text:span text:style-name="T33_1">Proyecto</text:span><text:span text:style-name="T33_2">:<text:s/></text:span><text:span text:style-name="T33_3">B</text:span><text:span text:style-name="T33_4">estnid</text:span></text:p>
      <text:p text:style-name="P34"><text:span text:style-name="T34_1">Identificación</text:span><text:span text:style-name="T34_2">:<text:s/>152900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3_1">Preparado</text:span><text:span text:style-name="T53_2"><text:s/></text:span><text:span text:style-name="T53_3">por</text:span><text:span text:style-name="T53_4">:<text:s/></text:span><text:span text:style-name="T53_5">Cube</text:span><text:span text:style-name="T53_6">’</text:span><text:span text:style-name="T53_7">s</text:span><text:span text:style-name="T53_8"><text:s/></text:span><text:span text:style-name="T53_9">Crew</text:span></text:p>
      <text:p text:style-name="P54"><text:span text:style-name="T54_1">Fecha</text:span><text:span text:style-name="T54_2"><text:s/></text:span><text:span text:style-name="T54_3">preparación</text:span><text:span text:style-name="T54_4">:<text:s/>29/09/2014</text:span></text:p>
      <text:p text:style-name="P55"><text:span text:style-name="T55_1">Fase</text:span><text:span text:style-name="T55_2"><text:s/></text:span><text:span text:style-name="T55_3">en</text:span><text:span text:style-name="T55_4"><text:s/></text:span><text:span text:style-name="T55_5">la</text:span><text:span text:style-name="T55_6"><text:s/></text:span><text:span text:style-name="T55_7">que</text:span><text:span text:style-name="T55_8"><text:s/></text:span><text:span text:style-name="T55_9">se</text:span><text:span text:style-name="T55_10"><text:s/></text:span><text:span text:style-name="T55_11">encuentra</text:span><text:span text:style-name="T55_12"><text:s/></text:span><text:span text:style-name="T55_13">el</text:span><text:span text:style-name="T55_14"><text:s/></text:span><text:span text:style-name="T55_15">proyecto</text:span><text:span text:style-name="T55_16">:<text:s/></text:span><text:span text:style-name="T55_17">Elicitación</text:span><text:span text:style-name="T55_18"><text:s/></text:span><text:span text:style-name="T55_19">de</text:span><text:span text:style-name="T55_20"><text:s/></text:span><text:span text:style-name="T55_21">requerimientos</text:span></text:p>
      <text:p text:style-name="P56"><text:span text:style-name="T56_1">Objetivo</text:span><text:span text:style-name="T56_2"><text:s/></text:span><text:span text:style-name="T56_3">a</text:span><text:span text:style-name="T56_4"><text:s/></text:span><text:span text:style-name="T56_5">lograr</text:span><text:span text:style-name="T56_6">:<text:s/></text:span><text:span text:style-name="T56_7">Informarse</text:span><text:span text:style-name="T56_8"><text:s/></text:span><text:span text:style-name="T56_9">sobre</text:span><text:span text:style-name="T56_10"><text:s/></text:span><text:span text:style-name="T56_11">las</text:span><text:span text:style-name="T56_12"><text:s/></text:span><text:span text:style-name="T56_13">preferencias</text:span><text:span text:style-name="T56_14"><text:s/></text:span><text:span text:style-name="T56_15">de</text:span><text:span text:style-name="T56_16"><text:s/></text:span><text:span text:style-name="T56_17">los</text:span><text:span text:style-name="T56_18"><text:s/></text:span><text:span text:style-name="T56_19">usuarios</text:span></text:p>
      <text:p text:style-name="P57"/>
      <text:p text:style-name="P58"><text:span text:style-name="T58_1">Cuerpo</text:span><text:span text:style-name="T58_2"><text:s/></text:span><text:span text:style-name="T58_3">del</text:span><text:span text:style-name="T58_4"><text:s/></text:span><text:span text:style-name="T58_5">cuestionario</text:span><text:span text:style-name="T58_6">:</text:span></text:p>
      <text:p text:style-name="P59"/>
      <text:p text:style-name="P60"><text:span text:style-name="T60_1">Bestnid</text:span><text:span text:style-name="T60_2">:<text:s/></text:span><text:span text:style-name="T60_3">Díganos</text:span><text:span text:style-name="T60_4"><text:s/></text:span><text:span text:style-name="T60_5">sus</text:span><text:span text:style-name="T60_6"><text:s/></text:span><text:span text:style-name="T60_7">preferencias</text:span></text:p>
      <text:p text:style-name="P61"/>
      <text:p text:style-name="P62"><text:span text:style-name="T62_1">Por</text:span><text:span text:style-name="T62_2"><text:s/></text:span><text:span text:style-name="T62_3">favor</text:span><text:span text:style-name="T62_4"><text:s/></text:span><text:span text:style-name="T62_5">responda</text:span><text:span text:style-name="T62_6"><text:s/></text:span><text:span text:style-name="T62_7">las</text:span><text:span text:style-name="T62_8"><text:s/></text:span><text:span text:style-name="T62_9">siguientes</text:span><text:span text:style-name="T62_10"><text:s/></text:span><text:span text:style-name="T62_11">preguntas</text:span><text:span text:style-name="T62_12"><text:s/></text:span><text:span text:style-name="T62_13">para</text:span><text:span text:style-name="T62_14"><text:s/></text:span><text:span text:style-name="T62_15">que</text:span><text:span text:style-name="T62_16"><text:s/></text:span><text:span text:style-name="T62_17">podamos</text:span><text:span text:style-name="T62_18"><text:s/></text:span><text:span text:style-name="T62_19">ofrecerle</text:span><text:span text:style-name="T62_20"><text:s/></text:span><text:span text:style-name="T62_21">una</text:span><text:span text:style-name="T62_22"><text:s/></text:span><text:span text:style-name="T62_23">mejor</text:span><text:span text:style-name="T62_24"><text:s/></text:span><text:span text:style-name="T62_25">experiencia</text:span><text:span text:style-name="T62_26">.</text:span></text:p>
      <text:p text:style-name="P63"/>
      <text:p text:style-name="P64"><text:span text:style-name="T64_1">Edad</text:span><text:span text:style-name="T64_2">:<text:s/></text:span></text:p>
      <text:p text:style-name="P65"/>
      <table:table table:style-name="Table2">
        <table:table-column table:style-name="Column2"/>
        <table:table-column table:style-name="Column3"/>
        <table:table-column table:style-name="Column4"/>
        <table:table-column table:style-name="Column5"/>
        <table:table-row table:style-name="Row2">
          <table:table-cell table:style-name="Cell2">
            <text:p text:style-name="P66"><text:span text:style-name="T66_1">○<text:s/>16<text:s/></text:span><text:span text:style-name="T66_2">a</text:span><text:span text:style-name="T66_3"><text:s/>30</text:span></text:p>
          </table:table-cell>
          <table:table-cell table:style-name="Cell3">
            <text:p text:style-name="P67"><text:span text:style-name="T67_1">○<text:s/>31<text:s/></text:span><text:span text:style-name="T67_2">a</text:span><text:span text:style-name="T67_3"><text:s/>50</text:span></text:p>
          </table:table-cell>
          <table:table-cell table:style-name="Cell4">
            <text:p text:style-name="P68"><text:span text:style-name="T68_1">○<text:s/>51<text:s/></text:span><text:span text:style-name="T68_2">a</text:span><text:span text:style-name="T68_3"><text:s/>70</text:span></text:p>
          </table:table-cell>
          <table:table-cell table:style-name="Cell5">
            <text:p text:style-name="P69"><text:span text:style-name="T69_1">○<text:s/></text:span><text:span text:style-name="T69_2">mayor</text:span><text:span text:style-name="T69_3"><text:s/></text:span><text:span text:style-name="T69_4">de</text:span><text:span text:style-name="T69_5"><text:s/>70</text:span></text:p>
          </table:table-cell>
        </table:table-row>
      </table:table>
      <text:p text:style-name="P70"/>
      <text:p text:style-name="P71"/>
      <text:list text:style-name="LS1" xml:id="list0">
        <text:list-item>
          <text:p text:style-name="P72"><text:span text:style-name="T72_1">¿</text:span><text:span text:style-name="T72_2">Qué</text:span><text:span text:style-name="T72_3"><text:s/></text:span><text:span text:style-name="T72_4">detalles</text:span><text:span text:style-name="T72_5"><text:s/></text:span><text:span text:style-name="T72_6">quisiera</text:span><text:span text:style-name="T72_7"><text:s/></text:span><text:span text:style-name="T72_8">que</text:span><text:span text:style-name="T72_9"><text:s/></text:span><text:span text:style-name="T72_10">los</text:span><text:span text:style-name="T72_11"><text:s/></text:span><text:span text:style-name="T72_12">subastadores</text:span><text:span text:style-name="T72_13"><text:s/></text:span><text:span text:style-name="T72_14">especifiquen</text:span><text:span text:style-name="T72_15"><text:s/></text:span><text:span text:style-name="T72_16">acerca</text:span><text:span text:style-name="T72_17"><text:s/></text:span><text:span text:style-name="T72_18">de</text:span><text:span text:style-name="T72_19"><text:s/></text:span><text:span text:style-name="T72_20">los</text:span><text:span text:style-name="T72_21"><text:s/></text:span><text:span text:style-name="T72_22">productos</text:span><text:span text:style-name="T72_23">?</text:span></text:p>
        </text:list-item>
      </text:list>
      <text:p text:style-name="P73"/>
      <text:p text:style-name="P74"><text:span text:style-name="T74_1">_____________________________________________________________________</text:span></text:p>
      <text:p text:style-name="P75"><text:span text:style-name="T75_1">_____________________________________________________________________</text:span></text:p>
      <text:p text:style-name="P76"><text:span text:style-name="T76_1">_____________________________________________________________________</text:span></text:p>
      <text:p text:style-name="P77"/>
      <text:p text:style-name="P78"/>
      <text:list text:style-name="LS2" xml:id="list1">
        <text:list-item>
          <text:p text:style-name="P79"><text:span text:style-name="T79_1">¿</text:span><text:span text:style-name="T79_2">De</text:span><text:span text:style-name="T79_3"><text:s/></text:span><text:span text:style-name="T79_4">qué</text:span><text:span text:style-name="T79_5"><text:s/></text:span><text:span text:style-name="T79_6">forma</text:span><text:span text:style-name="T79_7"><text:s/></text:span><text:span text:style-name="T79_8">le</text:span><text:span text:style-name="T79_9"><text:s/></text:span><text:span text:style-name="T79_10">gustaría</text:span><text:span text:style-name="T79_11"><text:s/></text:span><text:span text:style-name="T79_12">visualizar</text:span><text:span text:style-name="T79_13"><text:s/></text:span><text:span text:style-name="T79_14">los</text:span><text:span text:style-name="T79_15"><text:s/></text:span><text:span text:style-name="T79_16">productos</text:span><text:span text:style-name="T79_17"><text:s/></text:span><text:span text:style-name="T79_18">subastados</text:span><text:span text:style-name="T79_19">?</text:span></text:p>
        </text:list-item>
      </text:list>
      <text:p text:style-name="P80"/>
      <text:p text:style-name="P81"><text:span text:style-name="T81_1"><text:line-break/>○<text:s/></text:span><text:span text:style-name="T81_2">Lista</text:span><text:span text:style-name="T81_3"><text:tab/><text:tab/><text:tab/><text:tab/>○<text:s/></text:span><text:span text:style-name="T81_4">Cuadrícula</text:span><text:span text:style-name="T81_5"><text:tab/><text:tab/><text:tab/><text:tab/>○<text:s/></text:span><text:span text:style-name="T81_6">Ambas</text:span></text:p>
      <text:p text:style-name="P82"/>
      <text:p text:style-name="P83"/>
      <text:list text:style-name="LS3" xml:id="list2">
        <text:list-item>
          <text:p text:style-name="P84"><text:span text:style-name="T84_1">¿</text:span><text:span text:style-name="T84_2">Qué</text:span><text:span text:style-name="T84_3"><text:s/></text:span><text:span text:style-name="T84_4">métodos</text:span><text:span text:style-name="T84_5"><text:s/></text:span><text:span text:style-name="T84_6">de</text:span><text:span text:style-name="T84_7"><text:s/></text:span><text:span text:style-name="T84_8">búsqueda</text:span><text:span text:style-name="T84_9"><text:s/></text:span><text:span text:style-name="T84_10">prefiere</text:span><text:span text:style-name="T84_11">?<text:s/></text:span><text:span text:style-name="T84_12">Seleccione</text:span><text:span text:style-name="T84_13"><text:s/></text:span><text:span text:style-name="T84_14">las</text:span><text:span text:style-name="T84_15"><text:s/></text:span><text:span text:style-name="T84_16">opciones</text:span><text:span text:style-name="T84_17"><text:s/></text:span><text:span text:style-name="T84_18">que</text:span><text:span text:style-name="T84_19"><text:s/></text:span><text:span text:style-name="T84_20">desee</text:span><text:span text:style-name="T84_21">.</text:span></text:p>
        </text:list-item>
      </text:list>
      <text:p text:style-name="P85"/>
      <text:p text:style-name="P86"/>
      <table:table table:style-name="Table3">
        <table:table-column table:style-name="Column6"/>
        <table:table-column table:style-name="Column7"/>
        <table:table-column table:style-name="Column8"/>
        <table:table-column table:style-name="Column9"/>
        <table:table-row table:style-name="Row3">
          <table:table-cell table:style-name="Cell6">
            <text:p text:style-name="P87"><text:span text:style-name="T87_1">○<text:s/></text:span><text:span text:style-name="T87_2">Antigüedad</text:span></text:p>
          </table:table-cell>
          <table:table-cell table:style-name="Cell7">
            <text:p text:style-name="P88"><text:span text:style-name="T88_1">○<text:s/></text:span><text:span text:style-name="T88_2">Más</text:span><text:span text:style-name="T88_3"><text:s/></text:span><text:span text:style-name="T88_4">recientes</text:span></text:p>
          </table:table-cell>
          <table:table-cell table:style-name="Cell8">
            <text:p text:style-name="P89"><text:span text:style-name="T89_1">○<text:s/></text:span><text:span text:style-name="T89_2">Más</text:span><text:span text:style-name="T89_3"><text:s/></text:span><text:span text:style-name="T89_4">visitados</text:span><text:span text:style-name="T89_5"><text:tab/></text:span></text:p>
          </table:table-cell>
          <table:table-cell table:style-name="Cell9">
            <text:p text:style-name="P90"><text:span text:style-name="T90_1">○<text:s/></text:span><text:span text:style-name="T90_2">Más</text:span><text:span text:style-name="T90_3"><text:s/></text:span><text:span text:style-name="T90_4">ofertados</text:span></text:p>
          </table:table-cell>
        </table:table-row>
      </table:table>
      <text:p text:style-name="P91"/>
      <text:p text:style-name="P92"><text:span text:style-name="T92_1"><text:s text:c="2"/>○<text:s/></text:span><text:span text:style-name="T92_2">Otros</text:span><text:span text:style-name="T92_3">:<text:s/>___________________________________________________________</text:span></text:p>
      <text:p text:style-name="P93"/>
      <text:p text:style-name="P94"/>
      <text:list text:style-name="LS4" xml:id="list3">
        <text:list-item>
          <text:p text:style-name="P95"><text:span text:style-name="T95_1">¿</text:span><text:span text:style-name="T95_2">Desea</text:span><text:span text:style-name="T95_3"><text:s/></text:span><text:span text:style-name="T95_4">agregar</text:span><text:span text:style-name="T95_5"><text:s/></text:span><text:span text:style-name="T95_6">algo</text:span><text:span text:style-name="T95_7"><text:s/></text:span><text:span text:style-name="T95_8">más</text:span><text:span text:style-name="T95_9">?</text:span></text:p>
        </text:list-item>
      </text:list>
      <text:p text:style-name="P96"/>
      <text:p text:style-name="P97"><text:span text:style-name="T97_1">___________________________________________________________________</text:span></text:p>
      <text:p text:style-name="P98"><text:span text:style-name="T98_1">___________________________________________________________________</text:span></text:p>
      <text:p text:style-name="P99"><text:span text:style-name="T99_1">___________________________________________________________________</text:span></text:p>
      <text:p text:style-name="P100"><text:span text:style-name="T100_1">___________________________________________________________________</text:span></text:p>
      <text:p text:style-name="P101"/>
      <text:p text:style-name="P102"/>
      <text:p text:style-name="P103"/>
      <text:p text:style-name="P104"><text:span text:style-name="T104_1">Informe</text:span><text:span text:style-name="T104_2"><text:s/></text:span><text:span text:style-name="T104_3">final</text:span><text:span text:style-name="T104_4"><text:s/></text:span><text:span text:style-name="T104_5">y</text:span><text:span text:style-name="T104_6"><text:s/></text:span><text:span text:style-name="T104_7">conclusiones</text:span><text:span text:style-name="T104_8">:</text:span></text:p>
      <text:p text:style-name="P105"><text:span text:style-name="T105_1">En</text:span><text:span text:style-name="T105_2"><text:s/></text:span><text:span text:style-name="T105_3">general</text:span><text:span text:style-name="T105_4"><text:s/></text:span><text:span text:style-name="T105_5">las</text:span><text:span text:style-name="T105_6"><text:s/></text:span><text:span text:style-name="T105_7">personas</text:span><text:span text:style-name="T105_8"><text:s/></text:span><text:span text:style-name="T105_9">optan</text:span><text:span text:style-name="T105_10"><text:s/></text:span><text:span text:style-name="T105_11">por</text:span><text:span text:style-name="T105_12"><text:s/></text:span><text:span text:style-name="T105_13">visualizar</text:span><text:span text:style-name="T105_14"><text:s/></text:span><text:span text:style-name="T105_15">los</text:span><text:span text:style-name="T105_16"><text:s/></text:span><text:span text:style-name="T105_17">productos</text:span><text:span text:style-name="T105_18"><text:s/></text:span><text:span text:style-name="T105_19">en</text:span><text:span text:style-name="T105_20"><text:s/></text:span><text:span text:style-name="T105_21">forma</text:span><text:span text:style-name="T105_22"><text:s/></text:span><text:span text:style-name="T105_23">de</text:span><text:span text:style-name="T105_24"><text:s/></text:span><text:span text:style-name="T105_25">lista</text:span><text:span text:style-name="T105_26">.<text:s/></text:span><text:span text:style-name="T105_27">Sin</text:span><text:span text:style-name="T105_28"><text:s/></text:span><text:span text:style-name="T105_29">embargo</text:span><text:span text:style-name="T105_30">,<text:s/></text:span><text:span text:style-name="T105_31">hay</text:span><text:span text:style-name="T105_32"><text:s/></text:span><text:span text:style-name="T105_33">mucha</text:span><text:span text:style-name="T105_34"><text:s/></text:span><text:span text:style-name="T105_35">variedad</text:span><text:span text:style-name="T105_36"><text:s/></text:span><text:span text:style-name="T105_37">de</text:span><text:span text:style-name="T105_38"><text:s/></text:span><text:span text:style-name="T105_39">opinión</text:span><text:span text:style-name="T105_40"><text:s/></text:span><text:span text:style-name="T105_41">en</text:span><text:span text:style-name="T105_42"><text:s/></text:span><text:span text:style-name="T105_43">cuanto</text:span><text:span text:style-name="T105_44"><text:s/></text:span><text:span text:style-name="T105_45">al</text:span><text:span text:style-name="T105_46"><text:s/></text:span><text:span text:style-name="T105_47">orden</text:span><text:span text:style-name="T105_48"><text:s/></text:span><text:span text:style-name="T105_49">en</text:span><text:span text:style-name="T105_50"><text:s/></text:span><text:span text:style-name="T105_51">el</text:span><text:span text:style-name="T105_52"><text:s/></text:span><text:span text:style-name="T105_53">cual</text:span><text:span text:style-name="T105_54"><text:s/></text:span><text:span text:style-name="T105_55">figuren</text:span><text:span text:style-name="T105_5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art-value="2" text:style-name="List2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art-value="3" text:style-name="List3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art-value="4" text:style-name="List4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3cm"/>
      <style:header-style>
        <style:header-footer-properties fo:min-height="1.252cm" fo:margin-bottom="1.252cm" style:dynamic-spacing="true"/>
      </style:header-style>
      <style:footer-style>
        <style:header-footer-properties fo:min-height="1.252cm" fo:margin-top="1.252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1" style:family="table">
      <style:table-properties table:align="left" style:width="15.247cm" fo:margin-left="0cm"/>
    </style:style>
    <style:style style:name="Column1" style:family="table-column">
      <style:table-column-properties style:column-width="3.434cm"/>
    </style:style>
    <style:style style:name="Column2" style:family="table-column">
      <style:table-column-properties style:column-width="9.072cm"/>
    </style:style>
    <style:style style:name="Column3" style:family="table-column">
      <style:table-column-properties style:column-width="2.741cm"/>
    </style:style>
    <style:style style:name="Row1" style:family="table-row"/>
    <style:style style:name="Cell1" style:family="table-cell">
      <style:table-cell-properties style:vertical-align="top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Cell2" style:family="table-cell">
      <style:table-cell-properties style:vertical-align="middle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4_1" style:family="text">
      <style:text-properties style:text-line-through-style="none" fo:font-style="normal" style:font-style-asian="normal" style:font-style-complex="normal" fo:color="#241a61" style:font-name="Arial" style:font-name-asian="Arial" style:font-name-complex="Arial" fo:font-weight="bold" style:font-weight-asian="bold" style:font-weight-complex="bold" style:text-underline-style="none"/>
    </style:style>
    <style:style style:name="Cell3" style:family="table-cell">
      <style:table-cell-properties style:vertical-align="middle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5" style:family="paragraph" style:parent-style-name="Standard">
      <style:paragraph-properties fo:text-align="righ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3" style:family="text">
      <style:text-properties fo:color="#241a61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right"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2.868cm" svg:height="2.868cm" draw:style-name="FR1" text:anchor-type="as-char" draw:z-index="0"><draw:image xlink:href="Pictures/image1.png" xlink:type="simple" xlink:show="embed" xlink:actuate="onLoad"/><svg:desc>Cube.png</svg:desc></draw:frame></text:p>
            </table:table-cell>
            <table:table-cell table:style-name="Cell2">
              <text:p text:style-name="P3"><text:span text:style-name="T3_1">Bestnid</text:span></text:p>
              <text:p text:style-name="P4"><text:span text:style-name="T4_1">Cuestionario</text:span></text:p>
            </table:table-cell>
            <table:table-cell table:style-name="Cell3">
              <text:p text:style-name="P5"><text:span text:style-name="T5_1">Pág</text:span><text:span text:style-name="T5_2">.<text:s/></text:span><text:span text:style-name="T5_3"><text:page-number text:select-page="current"/></text:span></text:p>
              <text:p text:style-name="P6"><text:span text:style-name="T6_1">Cube</text:span><text:span text:style-name="T6_2">’</text:span><text:span text:style-name="T6_3">s</text:span><text:span text:style-name="T6_4"><text:s/></text:span><text:span text:style-name="T6_5">Crew</text:span><text:span text:style-name="T6_6"><text:s text:c="2"/></text:span><text:span text:style-name="T6_7">Octubre</text:span><text:span text:style-name="T6_8"><text:s/>2014</text:span></text:p>
            </table:table-cell>
          </table:table-row>
        </table:table>
        <text:p text:style-name="P7"/>
      </style:header>
      <style:footer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